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7F0055" style:font-name="Consolas" style:font-name-asian="Consolas" style:font-name-complex="Consolas" fo:font-size="10pt" style:font-size-asian="10pt" style:font-size-complex="10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color="#3F7F5F" style:font-name="Consolas" style:font-name-asian="Consolas" style:font-name-complex="Consolas" fo:font-size="10pt" style:font-size-asian="10pt" style:font-size-complex="10pt" style:font-family-generic="modern"/>
    </style:style>
    <style:style style:name="ce4" style:family="table-cell" style:parent-style-name="Default" style:data-style-name="N0">
      <style:text-properties fo:color="#005032" style:font-name="Consolas" style:font-name-asian="Consolas" style:font-name-complex="Consolas" fo:font-size="10pt" style:font-size-asian="10pt" style:font-size-complex="10pt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005032" style:font-name="Consolas" style:font-name-asian="Consolas" style:font-name-complex="Consolas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fo:color="#0066CC" style:font-name="Consolas" style:font-name-asian="Consolas" style:font-name-complex="Consolas" fo:font-size="10pt" style:font-size-asian="10pt" style:font-size-complex="10pt" style:text-underline-style="solid" style:text-underline-type="single" style:font-family-generic="modern"/>
    </style:style>
    <style:style style:name="T1" style:family="text" style:parent-style-name="Default">
      <style:text-properties fo:color="#7F0055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4" style:family="text" style:parent-style-name="Default">
      <style:text-properties fo:color="#005032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void<text:span text:style-name="T2"><text:s/></text:span><text:span text:style-name="T3">HAL_Delay</text:span><text:span text:style-name="T2">(</text:span><text:span text:style-name="T4">uint32_t</text:span><text:span text:style-name="T2"><text:s/>Delay)</text:span>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string" table:style-name="ce3">
            <text:p>This function provides minimum delay (in milliseconds) based on variable incremented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uint32_t<text:span text:style-name="T2"><text:s/></text:span><text:span text:style-name="T3">HAL_GetTick</text:span><text:span text:style-name="T2">(</text:span><text:span text:style-name="T1">void</text:span><text:span text:style-name="T2">)</text:span>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string" table:style-name="ce3">
            <text:p>This function is called to increment a global variable "uwTick" used as application time base.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uint32_t<text:span text:style-name="T2"><text:s/></text:span><text:span text:style-name="T3">HAL_GetDEVID</text:span><text:span text:style-name="T2">(</text:span><text:span text:style-name="T1">void</text:span><text:span text:style-name="T2">)</text:span></text:p>
          </table:table-cell>
          <table:table-cell table:number-columns-repeated="2" table:style-name="ce1"/>
          <table:table-cell office:value-type="string" table:style-name="ce3">
            <text:p>Returns the device identifier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uint32_t<text:span text:style-name="T2"><text:s/></text:span><text:span text:style-name="T3">HAL_GetUIDw0</text:span><text:span text:style-name="T2">(</text:span><text:span text:style-name="T1">void</text:span><text:span text:style-name="T2">)</text:span></text:p>
          </table:table-cell>
          <table:table-cell table:number-columns-repeated="2" table:style-name="ce1"/>
          <table:table-cell office:value-type="string" table:style-name="ce3">
            <text:p>Returns first word of the unique device identifier (UID based on 96 bits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uint32_t<text:span text:style-name="T2"><text:s/></text:span><text:span text:style-name="T3">HAL_GetUIDw1</text:span><text:span text:style-name="T2">(</text:span><text:span text:style-name="T1">void</text:span><text:span text:style-name="T2">)</text:span></text:p>
          </table:table-cell>
          <table:table-cell table:number-columns-repeated="2" table:style-name="ce1"/>
          <table:table-cell office:value-type="string" table:style-name="ce3">
            <text:p>Returns second word of the unique device identifier (UID based on 96 bits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uint32_t<text:span text:style-name="T2"><text:s/></text:span><text:span text:style-name="T3">HAL_GetUIDw2</text:span><text:span text:style-name="T2">(</text:span><text:span text:style-name="T1">void</text:span><text:span text:style-name="T2">)</text:span></text:p>
          </table:table-cell>
          <table:table-cell table:number-columns-repeated="2" table:style-name="ce1"/>
          <table:table-cell office:value-type="string" table:style-name="ce3">
            <text:p>Returns third word of the unique device identifier (UID based on 96 bits)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GH</meta:initial-creator>
    <dc:creator>Anže Horvat</dc:creator>
    <meta:creation-date>2024-05-22T06:19:31Z</meta:creation-date>
    <dc:date>2024-06-02T14:49:51Z</dc:date>
  </office:meta>
</office:document-meta>
</file>